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4cm" fo:margin-bottom="0cm" fo:text-indent="-0.6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eracting with the Control Plane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trol Plane?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at’s a control plane?</text:p>
              </text:list-item>
              <text:list-item>
                <text:p>Why is it useful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3"><text:span text:style-name="T1">The control plane is essentially a pub-sub for configuration</text:span></text:p>
              <text:p text:style-name="P3"><text:span text:style-name="T1">Allows keeping envoy “dumb”</text:span></text:p>
              <text:list text:style-name="L2">
                <text:list-item>
                  <text:p text:style-name="P3"><text:span text:style-name="T1">Operational features can be implemented in the control plane</text:span></text:p>
                </text:list-item>
                <text:list-item>
                  <text:p text:style-name="P3"><text:span text:style-name="T1">Operationally, it means that:</text:span></text:p>
                </text:list-item>
                <text:list-item>
                  <text:p text:style-name="P3"><text:span text:style-name="T1">Envoy can remain stateless</text:span></text:p>
                </text:list-item>
                <text:list-item>
                  <text:p text:style-name="P3"><text:span text:style-name="T1">When envoy scales out and a new node is provisioned, no need to copy configuration to the node</text:span></text:p>
                </text:list-item>
                <text:list-item>
                  <text:p text:style-name="P3"><text:span text:style-name="T1">Configuration is managed in one place</text:span>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xD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nvoy’s versioned configuration</text:p>
              </text:list-item>
              <text:list-item>
                <text:p>Various specific DS’s: CDS, EDS, LDS, RDS, ...</text:p>
              </text:list-item>
              <text:list-item>
                <text:p>Various transports: Files, REST, gRPC</text:p>
              </text:list-item>
              <text:list-item>
                <text:p>Eventual consistency vs A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We are now in V3</text:p>
              <text:p/>
              <text:p>Aggregate discovery service allows for stronger consistency guarantees</text:p>
              <text:p/>
              <text:p>See Matt Klein blog on eventual consistency: <text:a xlink:href="https://blog.envoyproxy.io/embracing-eventual-consistency-in-soa-networking-32a5ee5d443d" xlink:type="simple">https://blog.envoyproxy.io/embracing-eventual-consistency-in-soa-networking-32a5ee5d443d</text:a></text:p>
              <text:p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perational Concern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xDS workings:</text:p>
                <text:list>
                  <text:list-item>
                    <text:p>Envoy sends a DiscoveryRequest</text:p>
                  </text:list-item>
                  <text:list-item>
                    <text:p>The server response with DiscoveryResponse</text:p>
                  </text:list-item>
                  <text:list-item>
                    <text:p>Envoy may accept or reject the response</text:p>
                  </text:list-item>
                </text:list>
              </text:list-item>
              <text:list-item>
                <text:p>SotW vs Del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Envoy may reject the response temporarily due <text:s/>to eventual consistency; but this can also indicate bad configuration (envoy can’t tell the difference)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uture of xD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github.com/cncf/udpa/" xlink:type="simple">https://github.com/cncf/udpa/</text:a></text:p>
              </text:list-item>
              <text:list-item>
                <text:p>Allow for more use cases</text:p>
                <text:list>
                  <text:list-item>
                    <text:p>Federated control plane</text:p>
                  </text:list-item>
                  <text:list-item>
                    <text:p>Cac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mplementing Canary roll-out with the control plan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09:02:33.715788505</meta:creation-date>
    <dc:date>2020-10-25T14:51:37.271575661</dc:date>
    <meta:editing-duration>PT1H32M6S</meta:editing-duration>
    <meta:editing-cycles>18</meta:editing-cycles>
    <meta:generator>LibreOffice/6.4.6.2$Linux_X86_64 LibreOffice_project/40$Build-2</meta:generator>
    <meta:document-statistic meta:object-count="45"/>
  </office:meta>
</office:document-meta>
</file>